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="" draw:marker-end-width="0.3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944cm" fo:min-width="0.864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52cm" fo:min-width="0.582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objectwithoutfill">
      <style:graphic-properties svg:stroke-width="0.03cm" svg:stroke-color="#000000" draw:marker-start="Dimension_20_Line_20_Arrow" draw:marker-start-width="0.25cm" draw:marker-end="Dimension_20_Line_20_Arrow" draw:marker-end-width="0.25cm" draw:fill="none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3cm" svg:stroke-color="#000000" draw:marker-start-width="0.25cm" draw:marker-end="Linienspitzen_20_3" draw:marker-end-width="0.25cm" draw:fill="none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svg:stroke-color="#000000" draw:marker-start-width="0.25cm" draw:marker-end="Linienspitzen_20_2" draw:marker-end-width="0.25cm" draw:fill="none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svg:stroke-color="#000000" draw:marker-start-width="0.25cm" draw:marker-end="Linienspitzen_20_1" draw:marker-end-width="0.2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26cm" svg:y1="5.2cm" svg:x2="3.65cm" svg:y2="3.15cm">
          <text:p/>
        </draw:line>
        <draw:g>
          <svg:title>TexMaths</svg:title>
          <svg:desc>18§latex§$r$§svg§600§TRUE§</svg:desc>
          <draw:g>
            <draw:path draw:style-name="gr2" draw:text-style-name="P2" draw:layer="layout" svg:width="0.253cm" svg:height="0.282cm" svg:x="4.003cm" svg:y="3.749cm" svg:viewBox="0 0 254 283" svg:d="M38 240c-2 9-6 23-6 27 0 11 7 16 18 16 7 0 18-5 23-18 0-2 22-88 24-98 5-20 18-65 21-81 2-9 20-38 34-52 5-4 23-20 50-20 16 0 25 7 27 7-20 4-32 18-32 35 0 10 6 21 23 21s34-14 34-36c0-23-20-41-52-41-41 0-68 30-80 48-4-28-27-48-56-48-28 0-41 25-46 36-11 21-20 59-20 61 0 5 5 3 7 5 7 0 7 0 11-14 11-45 23-74 46-74 11 0 18 4 18 29 0 13-1 20-9 52-12 48-23 97-35 145z">
              <text:p/>
            </draw:path>
          </draw:g>
        </draw:g>
        <draw:custom-shape draw:style-name="gr3" draw:text-style-name="P1" draw:layer="layout" svg:width="2cm" svg:height="6cm" svg:x="3.15cm" svg:y="2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6cm" svg:height="5.4cm" svg:x="3.351cm" svg:y="2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6cm" svg:x="12.251cm" svg:y="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6cm" svg:height="5.4cm" svg:x="12.452cm" svg:y="2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14cm" svg:y1="2.47cm" svg:x2="13.29cm" svg:y2="2.47cm">
          <text:p/>
        </draw:line>
        <draw:line draw:style-name="gr5" draw:text-style-name="P1" draw:layer="layout" svg:x1="4.141cm" svg:y1="7.87cm" svg:x2="13.291cm" svg:y2="7.87cm">
          <text:p/>
        </draw:line>
        <draw:line draw:style-name="gr5" draw:text-style-name="P1" draw:layer="layout" svg:x1="4.141cm" svg:y1="2.17cm" svg:x2="13.291cm" svg:y2="2.17cm">
          <text:p/>
        </draw:line>
        <draw:line draw:style-name="gr5" draw:text-style-name="P1" draw:layer="layout" svg:x1="4.142cm" svg:y1="8.17cm" svg:x2="13.292cm" svg:y2="8.17cm">
          <text:p/>
        </draw:line>
        <draw:line draw:style-name="gr6" draw:text-style-name="P1" draw:layer="layout" svg:x1="0.9cm" svg:y1="3.5cm" svg:x2="3.45cm" svg:y2="3.5cm">
          <text:p/>
        </draw:line>
        <draw:g>
          <svg:title>TexMaths</svg:title>
          <svg:desc>18§latex§$2\pi\,r\,\mathrm{d}x$§svg§600§TRUE§</svg:desc>
          <draw:g>
            <draw:path draw:style-name="gr2" draw:text-style-name="P2" draw:layer="layout" svg:width="0.251cm" svg:height="0.417cm" svg:x="1.004cm" svg:y="2.97cm" svg:viewBox="0 0 252 418" svg:d="M49 369c22-21 44-43 66-64 99-86 137-120 137-183 0-72-58-122-135-122-70 0-117 57-117 113 0 36 31 36 32 36 11 0 33-7 33-34 0-16-11-32-33-32-5 0-7 0-9 0 15-40 49-63 87-63 57 0 84 50 84 102 0 50-32 99-66 138-41 45-82 90-123 135-5 7-5 9-5 23 78 0 156 0 234 0 6-37 12-73 18-110-6 0-11 0-16 0-4 20-8 47-15 56-3 5-45 5-59 5-38 0-76 0-113 0z">
              <text:p/>
            </draw:path>
            <draw:path draw:style-name="gr2" draw:text-style-name="P2" draw:layer="layout" svg:width="0.341cm" svg:height="0.277cm" svg:x="1.304cm" svg:y="3.117cm" svg:viewBox="0 0 342 278" svg:d="M151 36c23 0 47 0 70 0-20 93-25 120-25 163 0 9 0 27 4 47 7 28 14 32 23 32 13 0 27-11 27-23 0-4 0-6-5-15-18-45-18-86-18-104 0-32 5-66 12-100 24 0 48 0 72 0 7 0 31 0 31-20 0-16-15-16-26-16-70 0-141 0-212 0-14 0-37 0-64 30-24 24-40 53-40 56 2 2 0 7 7 7 6 0 7-3 11-9 31-48 68-48 81-48 12 0 24 0 36 0-22 77-56 152-81 210-5 9-5 10-5 16 0 11 9 16 18 16 19 0 23-18 32-41 7-29 7-31 16-61 12-47 24-93 36-140z">
              <text:p/>
            </draw:path>
            <draw:path draw:style-name="gr2" draw:text-style-name="P2" draw:layer="layout" svg:width="0.256cm" svg:height="0.284cm" svg:x="1.793cm" svg:y="3.11cm" svg:viewBox="0 0 257 285" svg:d="M38 240c-2 11-6 25-6 29 0 11 9 16 18 16 8 0 18-5 24-18 2-2 23-88 25-98 5-22 16-65 20-83 3-7 19-38 36-50 5-6 23-22 50-22 16 0 25 8 27 8-20 3-34 17-34 34 0 10 8 23 25 23s34-14 34-38c0-21-20-41-52-41-41 0-68 30-81 48-5-26-27-48-57-48-29 0-42 25-47 36-11 21-20 59-20 61 0 7 5 5 7 7 7 0 7-2 11-14 11-45 23-76 47-76 11 0 20 6 20 29 0 13-2 20-11 54-12 48-24 96-36 143z">
              <text:p/>
            </draw:path>
            <draw:path draw:style-name="gr2" draw:text-style-name="P2" draw:layer="layout" svg:width="0.31cm" svg:height="0.442cm" svg:x="2.205cm" svg:y="2.952cm" svg:viewBox="0 0 311 443" svg:d="M218 402c0 14 0 27 0 41 31-2 62-5 93-7 0-7 0-13 0-20-45 0-50-3-50-34 0-127 0-255 0-382-30 2-60 5-90 7 0 7 0 13 0 20 43 0 48 3 48 34 0 45 0 91 0 136-18-23-45-39-79-39-73 0-140 63-140 143 0 79 61 142 133 142 41 0 68-22 85-41zM218 233c0 43 0 86 0 129 0 11 0 13-8 24-18 30-46 43-73 43-29 0-52-16-67-40-16-25-18-61-18-88 0-23 2-61 20-89 13-18 36-40 70-40 23 0 49 9 68 38 8 11 8 12 8 23z">
              <text:p/>
            </draw:path>
            <draw:path draw:style-name="gr2" draw:text-style-name="P2" draw:layer="layout" svg:width="0.314cm" svg:height="0.284cm" svg:x="2.552cm" svg:y="3.11cm" svg:viewBox="0 0 315 285" svg:d="M192 88c4-16 18-74 63-74 4 0 18 0 33 9-18 2-31 18-31 33 0 10 7 23 24 23 14 0 34-13 34-38 0-32-38-41-60-41-36 0-57 34-66 48-15-41-49-48-67-48-66 0-102 81-102 97 0 7 5 7 7 7 5 0 7-2 9-7 22-67 63-83 84-83 11 0 35 6 35 42 0 19-11 62-35 150-10 40-32 65-61 65-3 0-18 0-30-7 16-4 29-16 29-34s-13-22-24-22c-18 0-34 16-34 36 0 29 32 41 59 41 42 0 65-45 67-48 7 23 30 48 68 48 65 0 101-81 101-97 0-5-5-5-7-5-6 0-7 2-9 5-20 68-63 83-83 83-25 0-36-20-36-41 0-15 4-27 11-56s14-57 21-86z">
              <text:p/>
            </draw:path>
          </draw:g>
        </draw:g>
        <draw:g>
          <svg:title>TexMaths</svg:title>
          <svg:desc>18§latex§$\mathrm{d}x$§svg§600§TRUE§</svg:desc>
          <draw:g>
            <draw:path draw:style-name="gr2" draw:text-style-name="P2" draw:layer="layout" svg:width="0.31cm" svg:height="0.442cm" svg:x="8.604cm" svg:y="1.15cm" svg:viewBox="0 0 311 443" svg:d="M217 402c0 14 0 27 0 41 31-2 63-5 94-7 0-7 0-13 0-20-45 0-51-3-51-34 0-127 0-255 0-382-30 2-59 5-89 7 0 7 0 13 0 20 43 0 48 3 48 34 0 45 0 91 0 136-18-23-45-39-79-39-74 0-140 63-140 143 0 79 61 142 133 142 41 0 68-22 84-41zM217 233c0 43 0 86 0 129 0 11 0 13-7 24-18 30-47 43-74 43-28 0-50-16-66-40-16-25-18-61-18-88 0-23 2-61 20-89 12-18 36-40 70-40 23 0 48 9 68 38 7 11 7 12 7 23z">
              <text:p/>
            </draw:path>
            <draw:path draw:style-name="gr2" draw:text-style-name="P2" draw:layer="layout" svg:width="0.311cm" svg:height="0.284cm" svg:x="8.951cm" svg:y="1.308cm" svg:viewBox="0 0 312 285" svg:d="M190 88c6-16 20-74 63-74 4 0 18 0 33 9-18 2-31 18-31 33 0 10 7 23 23 23 15 0 34-13 34-38 0-32-37-41-59-41-36 0-57 34-64 48-17-41-51-48-69-48-66 0-100 81-100 97 0 7 5 7 7 7 5 0 7-2 7-7 22-67 63-83 85-83 12 0 34 6 34 42 0 19-11 62-34 150-9 40-33 65-60 65-3 0-18 0-32-7 16-4 30-16 30-34s-14-22-23-22c-20 0-34 16-34 36 0 29 31 41 59 41 42 0 63-45 65-48 9 23 30 48 68 48 65 0 101-81 101-97 0-5-6-5-7-5-6 0-8 2-9 5-20 68-63 83-83 83-25 0-34-20-34-41 0-15 3-27 11-56 6-29 13-57 19-86z">
              <text:p/>
            </draw:path>
          </draw:g>
        </draw:g>
        <draw:g>
          <svg:title>TexMaths</svg:title>
          <svg:desc>18§latex§$$\frac{\mathrm{d}v}{\mathrm{d}r}$$§svg§600§TRUE§</svg:desc>
          <draw:g>
            <draw:path draw:style-name="gr2" draw:text-style-name="P2" draw:layer="layout" svg:width="0.31cm" svg:height="0.445cm" svg:x="1.027cm" svg:y="1.053cm" svg:viewBox="0 0 311 446" svg:d="M219 403c0 14 0 28 0 43 31-3 61-5 92-7 0-7 0-14 0-20-43 0-49-6-49-36 0-128 0-255 0-383-30 2-61 5-91 7 0 7 0 13 0 20 45 0 50 4 50 36 0 45 0 90 0 135-20-22-47-38-81-38-74 0-140 61-140 142s63 144 135 144c39 0 68-22 84-43zM219 234c0 43 0 86 0 129 0 13 0 13-7 23-20 31-49 45-75 45-29 0-51-16-67-41s-18-61-18-86c0-24 2-61 20-90 14-20 38-41 72-41 21 0 48 10 68 37 7 11 7 13 7 24z">
              <text:p/>
            </draw:path>
            <draw:path draw:style-name="gr2" draw:text-style-name="P2" draw:layer="layout" svg:width="0.276cm" svg:height="0.285cm" svg:x="1.373cm" svg:y="1.213cm" svg:viewBox="0 0 277 286" svg:d="M277 43c0-34-16-43-27-43-16 0-31 16-31 29 0 9 2 12 9 20 15 12 22 28 22 52 0 27-38 170-112 170-32 0-46-21-46-55s16-81 36-133c5-11 7-20 7-33 0-27-20-50-51-50-59 0-84 92-84 97s7 5 9 5c5 0 5 0 9-10 18-65 45-79 65-79 3 0 14 0 14 21 0 15-5 33-11 43-27 74-36 103-36 130 0 68 56 79 85 79 106 0 142-211 142-243z">
              <text:p/>
            </draw:path>
            <draw:path draw:style-name="gr2" draw:text-style-name="P2" draw:layer="layout" svg:width="0.678cm" svg:height="0.024cm" svg:x="1.005cm" svg:y="1.747cm" svg:viewBox="0 0 679 25" svg:d="M340 25c-114 0-227 0-340 0 0-8 0-17 0-25 226 0 453 0 679 0 0 8 0 17 0 25-113 0-226 0-339 0z">
              <text:p/>
            </draw:path>
            <draw:path draw:style-name="gr2" draw:text-style-name="P2" draw:layer="layout" svg:width="0.31cm" svg:height="0.445cm" svg:x="1.039cm" svg:y="1.912cm" svg:viewBox="0 0 311 446" svg:d="M219 404c0 14 0 28 0 42 31-3 61-5 92-7 0-7 0-14 0-20-43 0-49-4-49-36 0-128 0-255 0-383-30 2-60 5-90 7 0 7 0 13 0 20 44 0 49 5 49 36 0 45 0 91 0 137-18-24-45-40-79-40-76 0-142 61-142 142s63 144 135 144c39 0 68-22 84-42zM219 235c0 44 0 87 0 130 0 11 0 12-7 23-20 29-47 43-74 43-28 0-52-16-66-39-16-27-18-63-18-88 0-24 0-61 18-90 14-20 38-40 72-40 21 0 48 9 68 38 7 11 7 11 7 23z">
              <text:p/>
            </draw:path>
            <draw:path draw:style-name="gr2" draw:text-style-name="P2" draw:layer="layout" svg:width="0.254cm" svg:height="0.285cm" svg:x="1.388cm" svg:y="2.072cm" svg:viewBox="0 0 255 286" svg:d="M36 241c-2 9-5 25-5 27 0 12 9 18 18 18 8 0 19-6 23-18 2-2 23-88 25-99 5-22 16-67 22-83 1-9 19-37 34-52 5-3 23-20 50-20 16 0 18 5 27 8-18 1-32 18-32 34 0 11 6 21 23 21s34-14 34-36c0-23-20-41-52-41-41 0-68 31-81 49-3-29-27-49-57-49-29 0-40 23-47 36-11 22-18 59-18 61 0 5 5 5 7 5 6 0 7 0 11-14 11-45 23-74 45-74 11 0 20 4 20 29 0 13-2 20-9 52-13 49-25 97-38 146z">
              <text:p/>
            </draw:path>
          </draw:g>
        </draw:g>
        <draw:line draw:style-name="gr6" draw:text-style-name="P1" draw:layer="layout" svg:x1="1.75cm" svg:y1="1.8cm" svg:x2="3.7cm" svg:y2="2.7cm">
          <text:p/>
        </draw:line>
        <draw:line draw:style-name="gr7" draw:text-style-name="P1" draw:layer="layout" svg:x1="4.142cm" svg:y1="1.77cm" svg:x2="13.292cm" svg:y2="1.77cm">
          <text:p/>
        </draw:line>
        <draw:g>
          <svg:title>TexMaths</svg:title>
          <svg:desc>18§latex§$p(x)$§svg§600§TRUE§</svg:desc>
          <draw:g>
            <draw:path draw:style-name="gr2" draw:text-style-name="P2" draw:layer="layout" svg:width="0.328cm" svg:height="0.399cm" svg:x="3.905cm" svg:y="8.944cm" svg:viewBox="0 0 329 400" svg:d="M49 355c-6 22-6 26-35 26-7 0-14 0-14 12 0 6 4 7 9 7 16 0 34-1 52-1 22 0 43 1 63 1 4 0 11 0 11-12 0-7-6-7-15-7-32 0-32-4-32-9 0-9 27-112 32-126 8 18 26 39 58 39 74 0 151-91 151-184 0-60-36-101-83-101-32 0-63 23-82 47-8-33-35-47-58-47-29 0-41 25-47 36-10 21-19 59-19 61 0 7 7 7 9 7 5 0 5-2 10-14 9-45 24-76 45-76 11 0 20 6 20 29 0 14-2 22-4 32-24 94-47 187-71 280zM160 83c5-18 22-36 32-45 24-20 42-24 52-24 26 0 40 22 40 60 0 37-20 109-32 132-22 45-51 65-74 65-43 0-50-52-50-56 0-1 0-1 1-10 11-41 21-82 31-122z">
              <text:p/>
            </draw:path>
            <draw:path draw:style-name="gr2" draw:text-style-name="P2" draw:layer="layout" svg:width="0.145cm" svg:height="0.629cm" svg:x="4.306cm" svg:y="8.75cm" svg:viewBox="0 0 146 630" svg:d="M146 623c0-2 0-2-11-13-79-80-99-199-99-296 0-109 25-219 102-296 8-9 8-9 8-11 0-5-2-7-6-7-7 0-63 43-100 124-33 68-40 138-40 190 0 50 7 126 41 198 38 77 92 118 99 118 4 0 6-2 6-7z">
              <text:p/>
            </draw:path>
            <draw:path draw:style-name="gr2" draw:text-style-name="P2" draw:layer="layout" svg:width="0.314cm" svg:height="0.284cm" svg:x="4.507cm" svg:y="8.944cm" svg:viewBox="0 0 315 285" svg:d="M192 88c4-16 18-74 63-74 2 0 18 0 31 8-18 3-31 19-31 34 0 10 7 23 25 23 13 0 35-13 35-38 0-32-38-41-60-41-36 0-59 34-66 48-16-41-51-48-69-48-64 0-100 81-100 97 0 7 5 7 7 7 5 0 7-2 7-7 22-66 65-83 86-83 11 0 33 6 33 42 0 19-9 62-33 150-10 40-32 65-61 65-3 0-18 0-30-7 14-4 29-16 29-34s-15-22-24-22c-18 0-34 16-34 36 0 29 31 41 59 41 42 0 65-44 67-48 7 23 30 48 68 48 65 0 101-80 101-96 0-6-6-6-7-6-8 0-8 2-9 6-22 68-63 82-85 82-23 0-34-20-34-41 0-15 4-27 11-56s14-57 21-86z">
              <text:p/>
            </draw:path>
            <draw:path draw:style-name="gr2" draw:text-style-name="P2" draw:layer="layout" svg:width="0.146cm" svg:height="0.629cm" svg:x="4.885cm" svg:y="8.75cm" svg:viewBox="0 0 147 630" svg:d="M147 314c0-48-7-124-41-196-38-77-93-118-99-118-3 0-7 4-7 7 0 2 0 2 13 15 61 61 97 161 97 292 0 108-24 219-101 298-9 9-9 9-9 11 0 4 4 7 7 7 6 0 63-43 101-124 32-68 39-138 39-192z">
              <text:p/>
            </draw:path>
          </draw:g>
        </draw:g>
        <draw:g>
          <svg:title>TexMaths</svg:title>
          <svg:desc>18§latex§$p(x+\mathrm{d}x)$§svg§600§TRUE§</svg:desc>
          <draw:g>
            <draw:path draw:style-name="gr2" draw:text-style-name="P2" draw:layer="layout" svg:width="0.328cm" svg:height="0.397cm" svg:x="13.107cm" svg:y="8.944cm" svg:viewBox="0 0 329 398" svg:d="M49 353c-6 22-6 27-35 27-7 0-14 0-14 11 0 6 4 7 9 7 16 0 34-1 52-1 22 0 43 1 63 1 4 0 11 0 11-12 0-6-5-6-14-6-33 0-33-5-33-10 0-8 27-110 31-126 9 18 27 39 59 39 72 0 151-91 151-183 0-59-36-100-83-100-32 0-63 22-82 47-7-34-34-47-58-47-29 0-41 23-47 36-10 21-19 59-19 61 0 5 4 3 7 5 7 0 7 0 11-14 10-45 23-75 46-75 11 0 20 5 20 30 0 14-2 20-5 31-24 93-47 186-70 279zM160 81c4-16 22-34 32-43 22-20 42-25 53-25 25 0 39 22 39 59s-21 109-32 134c-22 43-52 65-76 65-41 0-48-52-48-56 0-1 0-3 2-10 10-42 20-83 30-124z">
              <text:p/>
            </draw:path>
            <draw:path draw:style-name="gr2" draw:text-style-name="P2" draw:layer="layout" svg:width="0.145cm" svg:height="0.627cm" svg:x="13.508cm" svg:y="8.75cm" svg:viewBox="0 0 146 628" svg:d="M146 621c0-2 0-2-11-13-79-79-99-197-99-294 0-109 23-219 103-298 7-7 7-7 7-11 0-3-2-5-6-5-7 0-63 43-100 122-33 70-40 140-40 192 0 48 7 126 41 196 38 77 92 118 99 118 4 0 6-2 6-7z">
              <text:p/>
            </draw:path>
            <draw:path draw:style-name="gr2" draw:text-style-name="P2" draw:layer="layout" svg:width="0.314cm" svg:height="0.282cm" svg:x="13.71cm" svg:y="8.944cm" svg:viewBox="0 0 315 283" svg:d="M192 88c4-16 18-75 63-75 2 0 18 0 31 9-18 3-31 19-31 34 0 10 8 21 26 21 12 0 34-11 34-36 0-32-38-41-60-41-36 0-59 32-66 47-16-42-50-47-68-47-65 0-101 81-101 97 0 5 5 5 7 5 5 0 7-2 7-7 22-66 65-82 85-82 12 0 34 7 34 43 0 19-11 61-34 149-9 39-31 66-60 66-3 0-18 0-30-9 14-4 29-16 29-34 0-16-15-22-24-22-18 0-34 16-34 36 0 29 31 41 59 41 42 0 65-43 67-46 7 23 31 46 68 46 65 0 101-80 101-96 0-6-5-6-7-6-7 0-7 2-9 7-22 67-63 83-85 83-23 0-34-22-34-41 0-15 4-29 11-56 7-29 14-57 21-86z">
              <text:p/>
            </draw:path>
            <draw:path draw:style-name="gr2" draw:text-style-name="P2" draw:layer="layout" svg:width="0.42cm" svg:height="0.419cm" svg:x="14.228cm" svg:y="8.854cm" svg:viewBox="0 0 421 420" svg:d="M223 222c59 0 118 0 176 0 9 0 22 0 22-12 0-13-13-13-22-13-58 0-117 0-176 0 0-58 0-117 0-175 0-9 0-22-13-22-12 0-12 13-12 22 0 58 0 117 0 175-59 0-118 0-176 0-9 0-22 0-22 13 0 12 13 12 22 12 58 0 117 0 176 0 0 59 0 118 0 176 0 9 0 22 12 22 13 0 13-13 13-22 0-58 0-117 0-176z">
              <text:p/>
            </draw:path>
            <draw:path draw:style-name="gr2" draw:text-style-name="P2" draw:layer="layout" svg:width="0.31cm" svg:height="0.44cm" svg:x="14.847cm" svg:y="8.786cm" svg:viewBox="0 0 311 441" svg:d="M218 400c0 14 0 28 0 41 31-1 62-3 93-5 0-7 0-13 0-20-45 0-50-5-50-36 0-126 0-253 0-380-30 2-60 4-90 5 0 7 0 14 0 20 43 0 48 6 48 36 0 45 0 90 0 135-18-22-45-38-79-38-75 0-140 61-140 142 0 80 61 141 133 141 40 0 68-21 85-41zM218 231c0 44 0 87 0 130 0 12 0 12-8 23-18 30-46 45-73 45-29 0-52-16-67-41-16-26-18-61-18-87 0-23 0-61 20-89 13-20 36-42 70-42 23 0 49 11 68 38 8 11 8 13 8 23z">
              <text:p/>
            </draw:path>
            <draw:path draw:style-name="gr2" draw:text-style-name="P2" draw:layer="layout" svg:width="0.314cm" svg:height="0.282cm" svg:x="15.194cm" svg:y="8.944cm" svg:viewBox="0 0 315 283" svg:d="M192 88c4-16 18-75 63-75 4 0 18 0 31 9-16 3-29 19-29 34 0 10 6 21 24 21 14 0 34-11 34-36 0-32-38-41-60-41-36 0-57 32-66 47-15-42-49-47-68-47-65 0-101 81-101 97 0 5 5 5 7 5 5 0 7-2 9-7 22-66 63-82 85-82 10 0 34 7 34 43 0 19-11 61-34 149-11 39-33 66-62 66-3 0-18 0-30-9 16-4 29-16 29-34 0-16-13-22-24-22-18 0-34 16-34 36 0 29 31 41 59 41 42 0 65-43 67-46 7 23 31 46 68 46 65 0 101-80 101-96 0-6-5-6-7-6-6 0-7 2-9 7-20 67-63 83-85 83-23 0-34-22-34-41 0-15 4-29 11-56 7-29 14-57 21-86z">
              <text:p/>
            </draw:path>
            <draw:path draw:style-name="gr2" draw:text-style-name="P2" draw:layer="layout" svg:width="0.145cm" svg:height="0.627cm" svg:x="15.573cm" svg:y="8.75cm" svg:viewBox="0 0 146 628" svg:d="M146 314c0-48-7-126-42-196-37-77-91-118-99-118-3 0-5 2-5 5 0 4 0 4 11 17 63 61 99 161 99 292 0 108-24 217-103 298-7 7-7 7-7 9 0 5 2 7 5 7 8 0 63-43 101-122 33-70 40-140 40-192z">
              <text:p/>
            </draw:path>
          </draw:g>
        </draw:g>
        <draw:g>
          <draw:line draw:style-name="gr8" draw:text-style-name="P1" draw:layer="layout" svg:x1="7.855cm" svg:y1="5.987cm" svg:x2="10.355cm" svg:y2="5.987cm">
            <text:p/>
          </draw:line>
          <draw:line draw:style-name="gr9" draw:text-style-name="P1" draw:layer="layout" svg:x1="7.84cm" svg:y1="5.967cm" svg:x2="7.3cm" svg:y2="4.937cm">
            <text:p/>
          </draw:line>
          <draw:line draw:style-name="gr10" draw:text-style-name="P1" draw:layer="layout" svg:x1="7.843cm" svg:y1="6cm" svg:x2="7.843cm" svg:y2="3.5cm">
            <text:p/>
          </draw:line>
          <draw:g>
            <svg:title>TexMaths</svg:title>
            <svg:desc>18§latex§$x$§svg§600§TRUE§</svg:desc>
            <draw:g>
              <draw:path draw:style-name="gr2" draw:text-style-name="P2" draw:layer="layout" svg:width="0.31cm" svg:height="0.282cm" svg:x="9.707cm" svg:y="6.199cm" svg:viewBox="0 0 311 283" svg:d="M191 88c4-16 18-74 61-74 4 0 18 0 32 7-18 4-30 20-30 35 0 10 7 21 23 21 14 0 34-11 34-36 0-32-37-41-57-41-38 0-59 32-66 48-16-43-50-48-68-48-65 0-100 81-100 97 0 5 5 5 7 5 5 0 7 0 9-7 21-66 62-81 82-81 13 0 34 6 34 42 0 19-11 60-34 148-9 40-30 65-59 65-4 0-18 0-30-7 16-4 28-17 28-35 0-16-12-21-23-21-18 0-34 16-34 36 0 28 32 41 59 41 41 0 64-43 66-48 7 23 29 48 66 48 65 0 100-81 100-97 0-5-5-5-7-5-5 0-7 2-9 7-19 66-62 81-82 81-25 0-34-20-34-42 0-12 4-26 11-53 7-29 14-58 21-86z">
                <text:p/>
              </draw:path>
            </draw:g>
          </draw:g>
          <draw:g>
            <svg:title>TexMaths</svg:title>
            <svg:desc>18§latex§$z$§svg§600§TRUE§</svg:desc>
            <draw:g>
              <draw:path draw:style-name="gr2" draw:text-style-name="P2" draw:layer="layout" svg:width="0.264cm" svg:height="0.282cm" svg:x="7.309cm" svg:y="3.902cm" svg:viewBox="0 0 265 283" svg:d="M56 224c34-36 52-52 75-72 20-18 39-32 61-55 59-58 73-88 73-92 0-5-5-5-7-5-4 0-5 2-9 7-20 31-31 40-47 40-15 0-23-9-32-20-12-14-23-27-43-27-46 0-75 57-75 72 0 3 2 7 7 7 6 0 7-4 7-7 13-29 49-31 54-31 13 0 25 6 39 11 26 9 33 9 49 9-23 27-75 72-88 82-18 18-37 35-55 52-43 41-65 77-65 83 0 5 5 5 7 5 6 0 7-2 11-9 14-21 32-38 52-38 14 0 21 6 38 24 10 12 21 23 39 23 63 0 98-79 98-97 0-2-3-5-7-5-5 0-7 3-9 7-14 41-55 54-75 54-12 0-23-4-38-9-21-7-30-11-43-11-1 0-10 0-17 2z">
                <text:p/>
              </draw:path>
            </draw:g>
          </draw:g>
          <draw:g>
            <svg:title>TexMaths</svg:title>
            <svg:desc>18§latex§$y$§svg§600§TRUE§</svg:desc>
            <draw:g>
              <draw:path draw:style-name="gr2" draw:text-style-name="P2" draw:layer="layout" svg:width="0.289cm" svg:height="0.406cm" svg:x="7.108cm" svg:y="5.301cm" svg:viewBox="0 0 290 407" svg:d="M287 39c3-9 3-10 3-16 0-10-9-16-18-16-7 0-16 4-23 13 0 3-5 23-9 34-3 16-7 34-12 50-9 38-18 75-27 113-4 11-31 54-72 54-32 0-39-27-39-50 0-29 10-69 32-124 11-25 12-32 12-45 0-29-19-52-50-52-61 0-84 91-84 97 0 7 7 7 9 7 5 0 5-2 9-13 18-59 43-77 64-77 4 0 15 0 15 20 0 16-6 32-11 45-25 66-36 102-36 131 0 55 40 75 77 75 24 0 45-11 63-28-7 32-16 62-41 96-16 22-40 40-68 40-9 0-38-2-49-27 11 0 18 0 27-7 7-6 13-15 13-25 0-20-16-22-24-22-14 0-34 9-34 40 0 32 27 55 67 55 64 0 129-57 147-129 19-79 39-159 59-239z">
                <text:p/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4-04T16:10:30.329125410</dc:date>
    <meta:editing-duration>PT3H33M43S</meta:editing-duration>
    <meta:editing-cycles>31</meta:editing-cycles>
    <meta:generator>LibreOffice/7.3.7.2$Linux_X86_64 LibreOffice_project/30$Build-2</meta:generator>
    <meta:document-statistic meta:object-count="61"/>
  </office:meta>
</office:document-meta>
</file>